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46cm" fo:min-width="3.0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08cm" fo:min-width="1.977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2.54cm" svg:x="8.493cm" svg:y="1.508cm">
          <text:p text:style-name="P1"><text:span text:style-name="T1">Index.p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953cm" svg:height="3.175cm" svg:x="2.27cm" svg:y="5.191cm">
          <text:p text:style-name="P1"><text:span text:style-name="T1">Cart list </text:span></text:p>
          <text:p text:style-name="P1"><text:span text:style-name="T1">clicked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2" draw:id="id2" draw:layer="layout" svg:width="4.953cm" svg:height="3.175cm" svg:x="8.493cm" svg:y="5.191cm">
          <text:p text:style-name="P1"><text:span text:style-name="T1">Account </text:span></text:p>
          <text:p text:style-name="P1"><text:span text:style-name="T1">clicked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0.97cm" svg:y1="4.048cm" svg:x2="10.969cm" svg:y2="5.191cm" draw:start-shape="id1" draw:start-glue-point="8" draw:end-shape="id2" svg:d="M10970 4048v571h-1v572" svg:viewBox="0 0 2 1144">
          <text:p/>
        </draw:connector>
        <draw:connector draw:style-name="gr3" draw:text-style-name="P1" draw:layer="layout" svg:x1="10.969cm" svg:y1="4.048cm" svg:x2="4.747cm" svg:y2="5.191cm" draw:start-shape="id1" draw:end-shape="id3" draw:end-glue-point="4" svg:d="M10969 4048v571h-6222v572" svg:viewBox="0 0 6223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9T06:14:55.503861703</meta:creation-date>
    <dc:date>2021-07-19T09:52:14.566216218</dc:date>
    <meta:editing-duration>PT3H37M18S</meta:editing-duration>
    <meta:editing-cycles>2</meta:editing-cycles>
    <meta:generator>LibreOffice/6.1.5.2$Linux_X86_64 LibreOffice_project/10$Build-2</meta:generator>
    <meta:document-statistic meta:object-count="5"/>
  </office:meta>
</office:document-meta>
</file>